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2c15" officeooo:paragraph-rsid="00062c15"/>
    </style:style>
    <style:style style:name="P2" style:family="paragraph" style:parent-style-name="Standard">
      <style:text-properties fo:color="#c9211e" loext:opacity="100%" officeooo:rsid="00062c15" officeooo:paragraph-rsid="00062c15"/>
    </style:style>
    <style:style style:name="P3" style:family="paragraph" style:parent-style-name="Standard">
      <style:text-properties fo:color="#000000" loext:opacity="100%" officeooo:rsid="00062c15" officeooo:paragraph-rsid="00062c15"/>
    </style:style>
    <style:style style:name="P4" style:family="paragraph" style:parent-style-name="Standard">
      <style:text-properties fo:color="#ff0000" loext:opacity="100%" officeooo:rsid="00062c15" officeooo:paragraph-rsid="00062c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der idesi içindeki terminal normalde solution’ımızı görecek şekilde açılıyor. Önce terminal cd komutu ile solution içerisindeki projemizi görecek şekilde ayarlanmalı. Sonra Linux ortamında sistemin dotnet’i görmesi için</text:p>
      <text:p text:style-name="P1"/>
      <text:p text:style-name="P1">export DOTNET_ROOT=$HOME/.dotnet</text:p>
      <text:p text:style-name="P1"/>
      <text:p text:style-name="P1">export PATH=$PATH:$DOTNET_ROOT:$DOTNET_ROOT/tools</text:p>
      <text:p text:style-name="P1"/>
      <text:p text:style-name="P2">kodları terminade sıra ile çalıştırılmalı. Sonra</text:p>
      <text:p text:style-name="P2"/>
      <text:p text:style-name="P3">dotnet --version</text:p>
      <text:p text:style-name="P2"/>
      <text:p text:style-name="P2">kodu ile sistemin dotnet’i görüp görmediği kontrol edilmeli.</text:p>
      <text:p text:style-name="P2"/>
      <text:p text:style-name="P2">Sonra terminal solution içindeki proje klasörümüzü görecek şekilde açıkken</text:p>
      <text:p text:style-name="P2"/>
      <text:p text:style-name="P3">dotnet ef migrations add myMigration</text:p>
      <text:p text:style-name="P3"/>
      <text:p text:style-name="P4">kodu ile myMigration isimli migration oluşturulabilir. Bu windows visual studioda ortamında package manager console’a yazılan “add-migration myMigration” komutuna karşılık gelmektedir. </text:p>
      <text:p text:style-name="P4"/>
      <text:p text:style-name="P3">dotnet ef database update</text:p>
      <text:p text:style-name="P3"/>
      <text:p text:style-name="P4">kodu ile database güncellenebilir. Bu windows visual studio ortamında package manager console’a yazılan “update-database” komutuna karşılık gelmektedir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4-12-31T08:35:24.771243493</dc:date>
    <meta:editing-duration>PT14M1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1" meta:word-count="103" meta:character-count="897" meta:non-whitespace-character-count="805"/>
  </office:meta>
</office:document-meta>
</file>